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22"/>
    <style:style style:family="table-row" style:name="row33"/>
    <style:style style:family="table-row" style:name="row44"/>
    <style:style style:family="table-row" style:name="row44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60"/>
    <style:style style:family="table-row" style:name="row71"/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  <style:style style:family="table-cell" style:parent-style-name="Default" style:name="cell {0}">
      <style:table-cell-properties fo:padding="0.097cm" fo:border="0.002cm solid #000000"/>
    </style:style>
    <style:style style:family="table-row" style:name="row71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Всей семьей в Сочи-Парк   Цена: 1000руб.   Продолжительность: 1   Курорт: Сочи   Даты тура: c Января до Декабря</text:p>
          </table:table-cell>
        </table:table-row>
        <table:table-row table:style-name="row22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Ценопад на путевки в Сочи   Цена: 9030руб.   Продолжительность: 7   Курорт: Сочи   Даты тура: c Октября до Октября</text:p>
          </table:table-cell>
        </table:table-row>
        <table:table-row table:style-name="row33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Знакомство с Олимпийской столицей   Цена: 6900руб.   Продолжительность: 3   Курорт: Сочи   Даты тура: c Января до Мая</text:p>
          </table:table-cell>
        </table:table-row>
        <table:table-row table:style-name="row44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Тур для молодоженов в Сочи-Бриз   Цена: 7025руб.   Продолжительность: 3   Курорт: Сочи   Даты тура: c Января до Апреля</text:p>
          </table:table-cell>
        </table:table-row>
        <table:table-row table:style-name="row44">
          <table:table-cell/>
          <table:table-cell/>
          <table:table-cell table:style-name="cell {0}" office:value-type="string">
            <text:p>Майский тур в отеле Звездный   Цена: 6748руб.   Продолжительность: 3   Курорт: Сочи   Даты тура: c Мая до Мая</text:p>
          </table:table-cell>
        </table:table-row>
        <table:table-row table:style-name="row71">
          <table:table-cell/>
          <table:table-cell/>
          <table:table-cell table:style-name="cell {0}" office:value-type="string">
            <text:p>Зима - SPA в Сочи-Бриз   Цена: 23100руб.   Продолжительность: 8   Курорт: Сочи   Даты тура: c Января до Апреля</text:p>
          </table:table-cell>
        </table:table-row>
        <table:table-row table:style-name="row60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Туры выходного дня в Сочи-Бризе   Цена: 10860руб.   Продолжительность: 4   Курорт: Сочи   Даты тура: c Января до Апреля</text:p>
          </table:table-cell>
        </table:table-row>
        <table:table-row table:style-name="row71">
          <table:table-cell/>
          <table:table-cell/>
          <table:table-cell/>
        </table:table-row>
        <table:table-row table:style-name="row71">
          <table:table-cell/>
          <table:table-cell/>
          <table:table-cell table:style-name="cell {0}" office:value-type="string">
            <text:p>Туры выходного дня в санатории Металлург   Цена: 3000руб.   Продолжительность: 3   Курорт: Сочи   Даты тура: c Февраля до Мая</text:p>
          </table:table-cell>
        </table:table-row>
        <table:table-row table:style-name="row71">
          <table:table-cell/>
          <table:table-cell/>
          <table:table-cell table:style-name="cell {0}" office:value-type="string">
            <text:p>Каникулы в Олимпийском Сочи от Отеля Парк Инн   Цена: 4900руб.   Продолжительность: 3   Курорт: Сочи   Даты тура: c Июля до Июл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06T22:26:45</meta:creation-date>
    <dc:creator>Lars Behrmann</dc:creator>
    <dc:date>2015-05-06T22:26:45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